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Helvetica" svg:font-family="Helvetica" style:font-family-generic="system" style:font-pitch="variable"/>
  </office:font-face-decls>
  <office:automatic-styles>
    <style:style style:name="co1" style:family="table-column">
      <style:table-column-properties fo:break-before="auto" style:column-width="0.8673in"/>
    </style:style>
    <style:style style:name="co2" style:family="table-column">
      <style:table-column-properties fo:break-before="auto" style:column-width="0.8189in"/>
    </style:style>
    <style:style style:name="co3" style:family="table-column">
      <style:table-column-properties fo:break-before="auto" style:column-width="0.7661in"/>
    </style:style>
    <style:style style:name="co4" style:family="table-column">
      <style:table-column-properties fo:break-before="auto" style:column-width="0.7402in"/>
    </style:style>
    <style:style style:name="co5" style:family="table-column">
      <style:table-column-properties fo:break-before="auto" style:column-width="0.6874in"/>
    </style:style>
    <style:style style:name="co6" style:family="table-column">
      <style:table-column-properties fo:break-before="auto" style:column-width="1.2165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el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Locality</text:p>
          </table:table-cell>
          <table:table-cell office:value-type="string" calcext:value-type="string">
            <text:p>First Run</text:p>
          </table:table-cell>
          <table:table-cell office:value-type="string" calcext:value-type="string">
            <text:p>Second Run</text:p>
          </table:table-cell>
          <table:table-cell office:value-type="string" calcext:value-type="string">
            <text:p>Third Run</text:p>
          </table:table-cell>
          <table:table-cell office:value-type="string" calcext:value-type="string">
            <text:p>Fourth Run</text:p>
          </table:table-cell>
          <table:table-cell office:value-type="string" calcext:value-type="string">
            <text:p>Fifth Run</text:p>
          </table:table-cell>
          <table:table-cell office:value-type="string" calcext:value-type="string">
            <text:p>Average Run Ti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^5</text:p>
          </table:table-cell>
          <table:table-cell office:value-type="float" office:value="5" calcext:value-type="float">
            <text:p>5</text:p>
          </table:table-cell>
          <table:table-cell office:value-type="float" office:value="12995.5486" calcext:value-type="float">
            <text:p>12995.5486</text:p>
          </table:table-cell>
          <table:table-cell office:value-type="float" office:value="12997.1118" calcext:value-type="float">
            <text:p>12997.1118</text:p>
          </table:table-cell>
          <table:table-cell office:value-type="float" office:value="13009.518" calcext:value-type="float">
            <text:p>13009.518</text:p>
          </table:table-cell>
          <table:table-cell office:value-type="float" office:value="13144.2348" calcext:value-type="float">
            <text:p>13144.2348</text:p>
          </table:table-cell>
          <table:table-cell office:value-type="float" office:value="13060.8354" calcext:value-type="float">
            <text:p>13060.8354</text:p>
          </table:table-cell>
          <table:table-cell table:formula="of:=SUM([.C3:.G3]) / 5" office:value-type="float" office:value="13041.44972" calcext:value-type="float">
            <text:p>13041.449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^5</text:p>
          </table:table-cell>
          <table:table-cell office:value-type="float" office:value="15" calcext:value-type="float">
            <text:p>15</text:p>
          </table:table-cell>
          <table:table-cell office:value-type="float" office:value="12997.6931" calcext:value-type="float">
            <text:p>12997.6931</text:p>
          </table:table-cell>
          <table:table-cell office:value-type="float" office:value="13021.5133" calcext:value-type="float">
            <text:p>13021.5133</text:p>
          </table:table-cell>
          <table:table-cell office:value-type="float" office:value="12995.741" calcext:value-type="float">
            <text:p>12995.741</text:p>
          </table:table-cell>
          <table:table-cell office:value-type="float" office:value="12993.6445" calcext:value-type="float">
            <text:p>12993.6445</text:p>
          </table:table-cell>
          <table:table-cell office:value-type="float" office:value="13034.7746" calcext:value-type="float">
            <text:p>13034.7746</text:p>
          </table:table-cell>
          <table:table-cell table:formula="of:=SUM([.C4:.G4]) / 5" office:value-type="float" office:value="13008.6733" calcext:value-type="float">
            <text:p>13008.67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^5</text:p>
          </table:table-cell>
          <table:table-cell office:value-type="float" office:value="25" calcext:value-type="float">
            <text:p>25</text:p>
          </table:table-cell>
          <table:table-cell office:value-type="float" office:value="13013.2796" calcext:value-type="float">
            <text:p>13013.2796</text:p>
          </table:table-cell>
          <table:table-cell office:value-type="float" office:value="13073.4573" calcext:value-type="float">
            <text:p>13073.4573</text:p>
          </table:table-cell>
          <table:table-cell office:value-type="float" office:value="13010.1514" calcext:value-type="float">
            <text:p>13010.1514</text:p>
          </table:table-cell>
          <table:table-cell office:value-type="float" office:value="13025.4723" calcext:value-type="float">
            <text:p>13025.4723</text:p>
          </table:table-cell>
          <table:table-cell office:value-type="float" office:value="12989.1586" calcext:value-type="float">
            <text:p>12989.1586</text:p>
          </table:table-cell>
          <table:table-cell table:formula="of:=SUM([.C5:.G5]) / 5" office:value-type="float" office:value="13022.30384" calcext:value-type="float">
            <text:p>13022.30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^5</text:p>
          </table:table-cell>
          <table:table-cell office:value-type="float" office:value="35" calcext:value-type="float">
            <text:p>35</text:p>
          </table:table-cell>
          <table:table-cell office:value-type="float" office:value="12992.7788" calcext:value-type="float">
            <text:p>12992.7788</text:p>
          </table:table-cell>
          <table:table-cell office:value-type="float" office:value="12999.2754" calcext:value-type="float">
            <text:p>12999.2754</text:p>
          </table:table-cell>
          <table:table-cell office:value-type="float" office:value="12988.4811" calcext:value-type="float">
            <text:p>12988.4811</text:p>
          </table:table-cell>
          <table:table-cell office:value-type="float" office:value="12990.3708" calcext:value-type="float">
            <text:p>12990.3708</text:p>
          </table:table-cell>
          <table:table-cell office:value-type="float" office:value="13001.9475" calcext:value-type="float">
            <text:p>13001.9475</text:p>
          </table:table-cell>
          <table:table-cell table:formula="of:=SUM([.C6:.G6]) / 5" office:value-type="float" office:value="12994.57072" calcext:value-type="float">
            <text:p>12994.570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^5</text:p>
          </table:table-cell>
          <table:table-cell office:value-type="float" office:value="45" calcext:value-type="float">
            <text:p>45</text:p>
          </table:table-cell>
          <table:table-cell office:value-type="float" office:value="12990.5887" calcext:value-type="float">
            <text:p>12990.5887</text:p>
          </table:table-cell>
          <table:table-cell office:value-type="float" office:value="13082.0881" calcext:value-type="float">
            <text:p>13082.0881</text:p>
          </table:table-cell>
          <table:table-cell office:value-type="float" office:value="12987.9229" calcext:value-type="float">
            <text:p>12987.9229</text:p>
          </table:table-cell>
          <table:table-cell office:value-type="float" office:value="12987.805" calcext:value-type="float">
            <text:p>12987.805</text:p>
          </table:table-cell>
          <table:table-cell office:value-type="float" office:value="12983.264" calcext:value-type="float">
            <text:p>12983.264</text:p>
          </table:table-cell>
          <table:table-cell table:formula="of:=SUM([.C7:.G7]) / 5" office:value-type="float" office:value="13006.33374" calcext:value-type="float">
            <text:p>13006.33374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_Sel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Locality</text:p>
          </table:table-cell>
          <table:table-cell office:value-type="string" calcext:value-type="string">
            <text:p>First Run</text:p>
          </table:table-cell>
          <table:table-cell office:value-type="string" calcext:value-type="string">
            <text:p>Second Run</text:p>
          </table:table-cell>
          <table:table-cell office:value-type="string" calcext:value-type="string">
            <text:p>Third Run</text:p>
          </table:table-cell>
          <table:table-cell office:value-type="string" calcext:value-type="string">
            <text:p>Fourth Run</text:p>
          </table:table-cell>
          <table:table-cell office:value-type="string" calcext:value-type="string">
            <text:p>Fifth Run</text:p>
          </table:table-cell>
          <table:table-cell office:value-type="string" calcext:value-type="string">
            <text:p>Average Run Ti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^5</text:p>
          </table:table-cell>
          <table:table-cell office:value-type="float" office:value="5" calcext:value-type="float">
            <text:p>5</text:p>
          </table:table-cell>
          <table:table-cell office:value-type="float" office:value="19.0901" calcext:value-type="float">
            <text:p>19.0901</text:p>
          </table:table-cell>
          <table:table-cell office:value-type="float" office:value="18.3238" calcext:value-type="float">
            <text:p>18.3238</text:p>
          </table:table-cell>
          <table:table-cell office:value-type="float" office:value="17.9569" calcext:value-type="float">
            <text:p>17.9569</text:p>
          </table:table-cell>
          <table:table-cell office:value-type="float" office:value="17.9431" calcext:value-type="float">
            <text:p>17.9431</text:p>
          </table:table-cell>
          <table:table-cell office:value-type="float" office:value="18.3357" calcext:value-type="float">
            <text:p>18.3357</text:p>
          </table:table-cell>
          <table:table-cell table:formula="of:=SUM([.C11:.G11]) / 5" office:value-type="float" office:value="18.32992" calcext:value-type="float">
            <text:p>18.329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^5</text:p>
          </table:table-cell>
          <table:table-cell office:value-type="float" office:value="15" calcext:value-type="float">
            <text:p>15</text:p>
          </table:table-cell>
          <table:table-cell office:value-type="float" office:value="21.1089" calcext:value-type="float">
            <text:p>21.1089</text:p>
          </table:table-cell>
          <table:table-cell office:value-type="float" office:value="28.8965" calcext:value-type="float">
            <text:p>28.8965</text:p>
          </table:table-cell>
          <table:table-cell office:value-type="float" office:value="29.1977" calcext:value-type="float">
            <text:p>29.1977</text:p>
          </table:table-cell>
          <table:table-cell office:value-type="float" office:value="21.0464" calcext:value-type="float">
            <text:p>21.0464</text:p>
          </table:table-cell>
          <table:table-cell office:value-type="float" office:value="21.1082" calcext:value-type="float">
            <text:p>21.1082</text:p>
          </table:table-cell>
          <table:table-cell table:formula="of:=SUM([.C12:.G12]) / 5" office:value-type="float" office:value="24.27154" calcext:value-type="float">
            <text:p>24.271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^5</text:p>
          </table:table-cell>
          <table:table-cell office:value-type="float" office:value="25" calcext:value-type="float">
            <text:p>25</text:p>
          </table:table-cell>
          <table:table-cell office:value-type="float" office:value="25.7711" calcext:value-type="float">
            <text:p>25.7711</text:p>
          </table:table-cell>
          <table:table-cell office:value-type="float" office:value="25.8264" calcext:value-type="float">
            <text:p>25.8264</text:p>
          </table:table-cell>
          <table:table-cell office:value-type="float" office:value="25.6732" calcext:value-type="float">
            <text:p>25.6732</text:p>
          </table:table-cell>
          <table:table-cell office:value-type="float" office:value="26.4243" calcext:value-type="float">
            <text:p>26.4243</text:p>
          </table:table-cell>
          <table:table-cell office:value-type="float" office:value="25.7452" calcext:value-type="float">
            <text:p>25.7452</text:p>
          </table:table-cell>
          <table:table-cell table:formula="of:=SUM([.C13:.G13]) / 5" office:value-type="float" office:value="25.88804" calcext:value-type="float">
            <text:p>25.88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^5</text:p>
          </table:table-cell>
          <table:table-cell office:value-type="float" office:value="35" calcext:value-type="float">
            <text:p>35</text:p>
          </table:table-cell>
          <table:table-cell office:value-type="float" office:value="30.1435" calcext:value-type="float">
            <text:p>30.1435</text:p>
          </table:table-cell>
          <table:table-cell office:value-type="float" office:value="30.2302" calcext:value-type="float">
            <text:p>30.2302</text:p>
          </table:table-cell>
          <table:table-cell office:value-type="float" office:value="30.277" calcext:value-type="float">
            <text:p>30.277</text:p>
          </table:table-cell>
          <table:table-cell office:value-type="float" office:value="37.4763" calcext:value-type="float">
            <text:p>37.4763</text:p>
          </table:table-cell>
          <table:table-cell office:value-type="float" office:value="30.0733" calcext:value-type="float">
            <text:p>30.0733</text:p>
          </table:table-cell>
          <table:table-cell table:formula="of:=SUM([.C14:.G14]) / 5" office:value-type="float" office:value="31.64006" calcext:value-type="float">
            <text:p>31.64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^5</text:p>
          </table:table-cell>
          <table:table-cell office:value-type="float" office:value="45" calcext:value-type="float">
            <text:p>45</text:p>
          </table:table-cell>
          <table:table-cell office:value-type="float" office:value="34.7209" calcext:value-type="float">
            <text:p>34.7209</text:p>
          </table:table-cell>
          <table:table-cell office:value-type="float" office:value="34.5989" calcext:value-type="float">
            <text:p>34.5989</text:p>
          </table:table-cell>
          <table:table-cell office:value-type="float" office:value="34.6166" calcext:value-type="float">
            <text:p>34.6166</text:p>
          </table:table-cell>
          <table:table-cell office:value-type="float" office:value="34.0992" calcext:value-type="float">
            <text:p>34.0992</text:p>
          </table:table-cell>
          <table:table-cell office:value-type="float" office:value="34.9897" calcext:value-type="float">
            <text:p>34.9897</text:p>
          </table:table-cell>
          <table:table-cell table:formula="of:=SUM([.C15:.G15]) / 5" office:value-type="float" office:value="34.60506" calcext:value-type="float">
            <text:p>34.6050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Helvetica" svg:font-family="Helvetic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Helvetica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Helvetica" style:font-family-complex="Helvetica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Linux_X86_64 LibreOffice_project/420m0$Build-2</meta:generator>
    <dc:date>2014-10-06T04:12:44.252140354</dc:date>
    <meta:editing-duration>PT11M15S</meta:editing-duration>
    <meta:editing-cycles>6</meta:editing-cycles>
    <meta:document-statistic meta:table-count="1" meta:cell-count="98" meta:object-count="0"/>
  </office:meta>
</office:document-meta>
</file>